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984</text:p>
          </table:table-cell>
          <table:table-cell table:style-name="ce27" table:formula="of:=DEC2HEX([.E2])" office:value-type="string" office:string-value="27C" calcext:value-type="string">
            <text:p>27C</text:p>
          </table:table-cell>
          <table:table-cell table:style-name="ce47" table:formula="of:=HEX2DEC([.B2])" office:value-type="float" office:value="43396" calcext:value-type="float">
            <text:p>43396</text:p>
          </table:table-cell>
          <table:table-cell table:style-name="ce39" table:formula="of:=[.D3]-[.D2]" office:value-type="float" office:value="636" calcext:value-type="float">
            <text:p>636</text:p>
          </table:table-cell>
          <table:table-cell table:style-name="ce41" table:formula="of:=[.B3]" office:value-type="string" office:string-value="AC00" calcext:value-type="string">
            <text:p>AC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C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4032" calcext:value-type="float">
            <text:p>44032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C00" calcext:value-type="string">
            <text:p>AC00</text:p>
          </table:table-cell>
          <table:table-cell/>
          <table:table-cell table:style-name="ce5"/>
          <table:table-cell table:number-columns-repeated="2"/>
          <table:table-cell table:formula="of:=910-699"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C00" calcext:value-type="string">
            <text:p>AC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4032" calcext:value-type="float">
            <text:p>44032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400" calcext:value-type="string">
            <text:p>B4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400" calcext:value-type="string">
            <text:p>B4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6080" calcext:value-type="float">
            <text:p>46080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C032" calcext:value-type="string">
            <text:p>C0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C032" calcext:value-type="string">
            <text:p>C0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9202" calcext:value-type="float">
            <text:p>49202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100" calcext:value-type="string">
            <text:p>C1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100" calcext:value-type="string">
            <text:p>C1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408" calcext:value-type="float">
            <text:p>49408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100" calcext:value-type="string">
            <text:p>C1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0" calcext:value-type="float">
            <text:p>0</text:p>
          </table:table-cell>
          <table:table-cell table:formula="of:=DEC2HEX([.D17]+[.E17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7]+[.E17]" office:value-type="float" office:value="60760" calcext:value-type="float">
            <text:p>60760</text:p>
          </table:table-cell>
          <table:table-cell table:style-name="ce31" table:formula="of:=HEX2DEC([.C18])" office:value-type="float" office:value="0" calcext:value-type="float">
            <text:p>0</text:p>
          </table:table-cell>
          <table:table-cell table:formula="of:=DEC2HEX([.D18]+[.E18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760" calcext:value-type="float">
            <text:p>60760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20])" office:value-type="float" office:value="168" calcext:value-type="float">
            <text:p>168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09:46:39.29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8-06T12:18:45.312000000</dc:date>
    <meta:editing-duration>P5DT8H53M28S</meta:editing-duration>
    <meta:editing-cycles>52</meta:editing-cycles>
    <meta:generator>LibreOffice/6.2.5.2$Windows_X86_64 LibreOffice_project/1ec314fa52f458adc18c4f025c545a4e8b22c159</meta:generator>
    <meta:document-statistic meta:table-count="1" meta:cell-count="127" meta:object-count="0"/>
  </office:meta>
</office:document-meta>
</file>